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E49E09A836766986.png" manifest:media-type="image/png"/>
  <manifest:file-entry manifest:full-path="Pictures/10000000000000C8000000C8B31E7834FC4FC4C7.png" manifest:media-type="image/png"/>
  <manifest:file-entry manifest:full-path="Pictures/10000000000000C8000000C80D95FEFE5BAEB3F5.png" manifest:media-type="image/png"/>
  <manifest:file-entry manifest:full-path="Pictures/10000000000000C8000000C8DBFC457036D8344F.png" manifest:media-type="image/png"/>
  <manifest:file-entry manifest:full-path="Pictures/10000000000000C8000000C8C3E09BF25D706175.png" manifest:media-type="image/png"/>
  <manifest:file-entry manifest:full-path="Pictures/10000000000000C8000000C8FF1DC26F05F08721.png" manifest:media-type="image/png"/>
  <manifest:file-entry manifest:full-path="Pictures/10000000000000C8000000C8FCEE48057FC8AC9F.png" manifest:media-type="image/png"/>
  <manifest:file-entry manifest:full-path="Pictures/10000000000000C8000000C82F2FFAF96F7300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99cm" svg:y="0.66cm" svg:width="12cm" svg:height="12cm" draw:z-index="0"><draw:image xlink:href="Pictures/10000000000000C8000000C8E49E09A836766986.png" xlink:type="simple" xlink:show="embed" xlink:actuate="onLoad"/></draw:frame><draw:frame draw:style-name="fr1" draw:name="Image2" text:anchor-type="paragraph" svg:x="2.97cm" svg:y="13.328cm" svg:width="12cm" svg:height="12cm" draw:z-index="1"><draw:image xlink:href="Pictures/10000000000000C8000000C8C3E09BF25D706175.png" xlink:type="simple" xlink:show="embed" xlink:actuate="onLoad"/></draw:frame></text:p>
      <text:p text:style-name="P1"><draw:frame draw:style-name="fr1" draw:name="Image3" text:anchor-type="paragraph" svg:x="3.189cm" svg:y="0.053cm" svg:width="12cm" svg:height="12cm" draw:z-index="2"><draw:image xlink:href="Pictures/10000000000000C8000000C8DBFC457036D8344F.png" xlink:type="simple" xlink:show="embed" xlink:actuate="onLoad"/></draw:frame><draw:frame draw:style-name="fr1" draw:name="Image4" text:anchor-type="paragraph" svg:x="3.189cm" svg:y="12.938cm" svg:width="12cm" svg:height="12cm" draw:z-index="3"><draw:image xlink:href="Pictures/10000000000000C8000000C8FF1DC26F05F08721.png" xlink:type="simple" xlink:show="embed" xlink:actuate="onLoad"/></draw:frame></text:p>
      <text:p text:style-name="P1"><draw:frame draw:style-name="fr2" draw:name="Image5" text:anchor-type="paragraph" svg:width="12cm" svg:height="12cm" draw:z-index="4"><draw:image xlink:href="Pictures/10000000000000C8000000C80D95FEFE5BAEB3F5.png" xlink:type="simple" xlink:show="embed" xlink:actuate="onLoad"/></draw:frame><draw:frame draw:style-name="fr1" draw:name="Image6" text:anchor-type="paragraph" svg:x="2.388cm" svg:y="13.517cm" svg:width="12cm" svg:height="12cm" draw:z-index="5"><draw:image xlink:href="Pictures/10000000000000C8000000C82F2FFAF96F730016.png" xlink:type="simple" xlink:show="embed" xlink:actuate="onLoad"/></draw:frame></text:p>
      <text:p text:style-name="P1"><draw:frame draw:style-name="fr1" draw:name="Image7" text:anchor-type="paragraph" svg:x="2.342cm" svg:y="0.212cm" svg:width="12cm" svg:height="12cm" draw:z-index="6"><draw:image xlink:href="Pictures/10000000000000C8000000C8FCEE48057FC8AC9F.png" xlink:type="simple" xlink:show="embed" xlink:actuate="onLoad"/></draw:frame><draw:frame draw:style-name="fr1" draw:name="Image8" text:anchor-type="paragraph" svg:x="2.284cm" svg:y="13.624cm" svg:width="12cm" svg:height="12cm" draw:z-index="7"><draw:image xlink:href="Pictures/10000000000000C8000000C8B31E7834FC4FC4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3:02:36.038000000</meta:creation-date>
    <dc:date>2019-06-28T13:06:45.813000000</dc:date>
    <meta:editing-duration>PT4M11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3.6.1$Windows_x86 LibreOffice_project/686f202eff87ef707079aeb7f485847613344eb7</meta:generator>
  </office:meta>
</office:document-meta>
</file>